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.8021in" fo:margin-left="-0.0417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781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2" style:family="table-cell" style:data-style-name="N10129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Heading_20_1">
      <style:text-properties officeooo:rsid="0011207e" officeooo:paragraph-rsid="0011207e"/>
    </style:style>
    <style:style style:name="P5" style:family="paragraph" style:parent-style-name="Heading_20_1">
      <style:text-properties officeooo:rsid="000ef62f" officeooo:paragraph-rsid="000ef62f"/>
    </style:style>
    <style:style style:name="P6" style:family="paragraph" style:parent-style-name="Heading_20_1">
      <style:text-properties officeooo:rsid="0018d86b" officeooo:paragraph-rsid="0018d86b"/>
    </style:style>
    <style:style style:name="P7" style:family="paragraph" style:parent-style-name="Text_20_body">
      <style:text-properties officeooo:rsid="0011207e" officeooo:paragraph-rsid="0011207e"/>
    </style:style>
    <style:style style:name="P8" style:family="paragraph" style:parent-style-name="Text_20_body">
      <style:text-properties officeooo:rsid="0012844a" officeooo:paragraph-rsid="0012844a"/>
    </style:style>
    <style:style style:name="P9" style:family="paragraph" style:parent-style-name="Text_20_body">
      <style:text-properties officeooo:rsid="0013cf20" officeooo:paragraph-rsid="0013cf20"/>
    </style:style>
    <style:style style:name="P10" style:family="paragraph" style:parent-style-name="Text_20_body">
      <style:text-properties officeooo:rsid="001a1058" officeooo:paragraph-rsid="001a1058"/>
    </style:style>
    <style:style style:name="P11" style:family="paragraph" style:parent-style-name="Text_20_body">
      <style:text-properties officeooo:rsid="001ac08c" officeooo:paragraph-rsid="001ac08c"/>
    </style:style>
    <style:style style:name="P12" style:family="paragraph" style:parent-style-name="Text_20_body">
      <style:text-properties officeooo:rsid="001cca84" officeooo:paragraph-rsid="001cca84"/>
    </style:style>
    <style:style style:name="P13" style:family="paragraph" style:parent-style-name="Text_20_body">
      <style:text-properties officeooo:rsid="001df03c" officeooo:paragraph-rsid="001df03c"/>
    </style:style>
    <style:style style:name="T1" style:family="text">
      <style:text-properties officeooo:rsid="0014ae91"/>
    </style:style>
    <style:style style:name="T2" style:family="text">
      <style:text-properties officeooo:rsid="00154b19"/>
    </style:style>
    <style:style style:name="T3" style:family="text">
      <style:text-properties officeooo:rsid="0015f2eb"/>
    </style:style>
    <style:style style:name="T4" style:family="text">
      <style:text-properties officeooo:rsid="00177813"/>
    </style:style>
    <style:style style:name="T5" style:family="text">
      <style:text-properties officeooo:rsid="001ac08c"/>
    </style:style>
    <style:style style:name="T6" style:family="text">
      <style:text-properties officeooo:rsid="001ad44b"/>
    </style:style>
    <style:style style:name="T7" style:family="text">
      <style:text-properties officeooo:rsid="001f1094"/>
    </style:style>
    <style:style style:name="T8" style:family="text">
      <style:text-properties officeooo:rsid="00209089"/>
    </style:style>
    <style:style style:name="T9" style:family="text">
      <style:text-properties officeooo:rsid="00209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a</text:p>
      <text:h text:style-name="P6" text:outline-level="1" text:is-list-header="true">Implementare coada</text:h>
      <text:p text:style-name="P10">Coada permite trei operatii: send, recv, close.<text:span text:style-name="T5"> Se foloseste un semafor pentru a implementa mecanismul de asteptare la coada.</text:span></text:p>
      <text:p text:style-name="P11">Operatia send adauga un element in coada si face release la semafor. Operatia recv asteapta sa existe cel putin un element in coada (facand acquire la semafor)<text:span text:style-name="T6">, si apoi scoate acel element din coada si il returneaza.</text:span></text:p>
      <text:p text:style-name="P12">Accesul la coada este protejat prin intermediul unui mutex.</text:p>
      <text:p text:style-name="P13">Operatia close semnaleaza sfarsitul adaugarii elementelor in coada.<text:span text:style-name="T7"> Atunci cand coada </text:span><text:span text:style-name="T8">se termina, se elibereaza toate thread-urile care mai asteapta la semafor.</text:span><text:span text:style-name="T9"> Odata ce coada este inchisa, nu se mai permite adaugarea a noi elemente.</text:span></text:p>
      <text:h text:style-name="P4" text:outline-level="1" text:is-list-header="true">Analiza</text:h>
      <text:p text:style-name="P7">Varianta single-threaded tinde sa fie mai rapida decat cea multi-threaded.</text:p>
      <text:p text:style-name="P8">Varianta multi-threaded pare sa mearga mai repede cu mai multe thread-uri dedicate citirii.</text:p>
      <text:p text:style-name="P9">Cred ca o explicatie <text:span text:style-name="T1">posibila </text:span>pentru cresterea performantei odata cu cresterea numarului de thread-uri dedicate citirii, este ca <text:span text:style-name="T2">aceasta scade numarul de worker thread-uri</text:span><text:span text:style-name="T3">. Un numar mai mic de worker thread-uri imbunatateste performanta, pentru ca </text:span><text:span text:style-name="T4">scade overhead-ul asociat cu fiecare thread (blocarea de mutex, asteptarea la semafor, etc.; toate introduc overhead).</text:span></text:p>
      <text:h text:style-name="P5" text:outline-level="1" text:is-list-header="true">Tabel rulari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figuration</text:p>
          </table:table-cell>
          <table:table-cell table:style-name="Table1.A1" office:value-type="string">
            <text:p text:style-name="P3">time</text:p>
          </table:table-cell>
        </table:table-row>
        <table:table-row table:style-name="Table1.1">
          <table:table-cell table:style-name="Table1.A1" office:value-type="string">
            <text:p text:style-name="P1">p=0</text:p>
          </table:table-cell>
          <table:table-cell table:style-name="Table1.B2" office:value-type="float" office:value="0.002197358">
            <text:p text:style-name="P2">0.00220</text:p>
          </table:table-cell>
        </table:table-row>
        <table:table-row table:style-name="Table1.1">
          <table:table-cell table:style-name="Table1.A1" office:value-type="string">
            <text:p text:style-name="P1">p=4,p_r=1</text:p>
          </table:table-cell>
          <table:table-cell table:style-name="Table1.B2" office:value-type="float" office:value="0.004002338">
            <text:p text:style-name="P2">0.00400</text:p>
          </table:table-cell>
        </table:table-row>
        <table:table-row table:style-name="Table1.1">
          <table:table-cell table:style-name="Table1.A1" office:value-type="string">
            <text:p text:style-name="P1">p=4,p_r=2</text:p>
          </table:table-cell>
          <table:table-cell table:style-name="Table1.B2" office:value-type="float" office:value="0.003752566">
            <text:p text:style-name="P2">0.00375</text:p>
          </table:table-cell>
        </table:table-row>
        <table:table-row table:style-name="Table1.1">
          <table:table-cell table:style-name="Table1.A1" office:value-type="string">
            <text:p text:style-name="P1">p=6,p_r=1</text:p>
          </table:table-cell>
          <table:table-cell table:style-name="Table1.B2" office:value-type="float" office:value="0.004916115">
            <text:p text:style-name="P2">0.00492</text:p>
          </table:table-cell>
        </table:table-row>
        <table:table-row table:style-name="Table1.1">
          <table:table-cell table:style-name="Table1.A1" office:value-type="string">
            <text:p text:style-name="P1">p=6,p_r=2</text:p>
          </table:table-cell>
          <table:table-cell table:style-name="Table1.B2" office:value-type="float" office:value="0.004709738">
            <text:p text:style-name="P2">0.00471</text:p>
          </table:table-cell>
        </table:table-row>
        <table:table-row table:style-name="Table1.1">
          <table:table-cell table:style-name="Table1.A1" office:value-type="string">
            <text:p text:style-name="P1">p=8,p_r=1</text:p>
          </table:table-cell>
          <table:table-cell table:style-name="Table1.B2" office:value-type="float" office:value="0.0062">
            <text:p text:style-name="P2">0.00620</text:p>
          </table:table-cell>
        </table:table-row>
        <table:table-row table:style-name="Table1.1">
          <table:table-cell table:style-name="Table1.A1" office:value-type="string">
            <text:p text:style-name="P1">p=8,p_r=2</text:p>
          </table:table-cell>
          <table:table-cell table:style-name="Table1.B2" office:value-type="float" office:value="0.006087733">
            <text:p text:style-name="P2">0.00609</text:p>
          </table:table-cell>
        </table:table-row>
        <table:table-row table:style-name="Table1.1">
          <table:table-cell table:style-name="Table1.A1" office:value-type="string">
            <text:p text:style-name="P1">p=16,p_r=1</text:p>
          </table:table-cell>
          <table:table-cell table:style-name="Table1.B2" office:value-type="float" office:value="0.009213322">
            <text:p text:style-name="P2">0.00921</text:p>
          </table:table-cell>
        </table:table-row>
        <table:table-row table:style-name="Table1.1">
          <table:table-cell table:style-name="Table1.A1" office:value-type="string">
            <text:p text:style-name="P1">p=16,p_r=2</text:p>
          </table:table-cell>
          <table:table-cell table:style-name="Table1.B2" office:value-type="float" office:value="0.00904">
            <text:p text:style-name="P2">0.009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9" number:language="en" number:country="US">
      <number:number number:decimal-places="5" number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1:07.622823272</meta:creation-date>
    <dc:date>2023-12-06T10:51:21.151392528</dc:date>
    <meta:editing-duration>PT39M37S</meta:editing-duration>
    <meta:editing-cycles>18</meta:editing-cycles>
    <meta:generator>LibreOffice/7.5.7.1$Linux_X86_64 LibreOffice_project/50$Build-1</meta:generator>
    <meta:document-statistic meta:table-count="1" meta:image-count="0" meta:object-count="0" meta:page-count="1" meta:paragraph-count="31" meta:word-count="200" meta:character-count="1370" meta:non-whitespace-character-count="1201"/>
  </office:meta>
</office:document-meta>
</file>